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2bee" officeooo:paragraph-rsid="00062bee"/>
    </style:style>
    <style:style style:name="P2" style:family="paragraph" style:parent-style-name="Preformatted_20_Text">
      <style:text-properties officeooo:rsid="00062bee" officeooo:paragraph-rsid="00062bee"/>
    </style:style>
    <style:style style:name="P3" style:family="paragraph" style:parent-style-name="Preformatted_20_Text">
      <style:paragraph-properties fo:margin-top="0cm" fo:margin-bottom="0.499cm" loext:contextual-spacing="false"/>
    </style:style>
    <style:style style:name="P4" style:family="paragraph" style:parent-style-name="Standard">
      <style:text-properties officeooo:rsid="00062bee" officeooo:paragraph-rsid="00062bee"/>
    </style:style>
    <style:style style:name="T1" style:family="text">
      <style:text-properties officeooo:rsid="00077a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dmin-&gt; login page,</text:p>
      <text:p text:style-name="P1"><text:s text:c="15"/>user details,</text:p>
      <text:p text:style-name="P1"/>
      <text:p text:style-name="P1"/>
      <text:p text:style-name="P2"><text:span text:style-name="Source_20_Text">@Query(value = "select * from </text:span><text:span text:style-name="Source_20_Text"><text:span text:style-name="T1">productmodel</text:span></text:span><text:span text:style-name="Source_20_Text"> where firstname like CONCAT('%', :keyword, '%');", nativeQuery = true)</text:span></text:p>
      <text:p text:style-name="Preformatted_20_Text"><text:span text:style-name="Source_20_Text"><text:s text:c="8"/>List&lt;Customer&gt; findByKeyword(@Param("keyword") String keyword);</text:span></text:p>
      <text:p text:style-name="P3"><text:span text:style-name="Source_20_Text"><text:s text:c="4"/>}</text:span></text:p>
      <text:p text:style-name="P1"/>
      <text:p text:style-name="P1">'1', 'girl', 'Ikeda Designs Printed Short Sleeves Jumpsuit With Ruffles - Pink 4 to 5 Years, The outfit that\'ll provide utmost comfort to your baby.', '/assets/images/products/img1.png', '679', 'Short Sleeves Jumpsuit', '30', 'Litle Laughs'</text:p>
      <text:p text:style-name="P1">'2', 'girl', 'Carter\'s is the leading brand of children\'s clothing, 5 to 6 Years, (Carter\'s size:5-6T), Comfy round neck tee for boys', '/assets/images/products/img2.png', '300', 'Sweater', '1', 'First cry'</text:p>
      <text:p text:style-name="P1">'3', 'girl', 'Kookie Kids aims at offering exclusivity at its best with its extensive range of quality products that showcase a blend of International taste and comfort for children.12 to 18 Months, (Size 90), Trendy round neck frock for girls', '/assets/images/products/img3.png', '1000', 'Kookie Kids Full Sleeves Frock with Bow', '50', 'Little Chukels'</text:p>
      <text:p text:style-name="P1">'4', 'girl', 'Babyoye \'super-cute must haves\' are designed to capture the magic of childhood, making perfect memories for the cute little adventurers. 12 to 18 Months, snug round neck frock with back button closure for girls', '/assets/images/products/img4.png', '800', 'Babyoye Full Sleeves Frock Floral Patch', '0', 'Litle Laughs'</text:p>
      <text:p text:style-name="P1">'5', 'boy', 'Babyhug is India\'s largest and most trusted baby care brand. When it comes to the needs of their little ones, countless mums can vouch for the convenience, safety, and quality that is synonymous with Babyhug', '/assets/images/products/img5.png', '999', 'Babyhug Full Sleeves Hooded Jacket', '80', 'First Cry'</text:p>
      <text:p text:style-name="P1">'8', 'boy', '9 to 12 Months, Stylish round neck dress with shoulder buttons for girls', '/assets/images/products/img7.png', '1200', 'Babyhug Full Sleeves Woollen Dress Polka Dot Print', '100', 'Eco-baby'</text:p>
      <text:p text:style-name="P1">'9', 'boy', '3 to 4 Years, hooded, pullover style sweatshirt for boys', '/assets/images/products/img18.png', '1200', 'Babyhug Full Sleeves Hooded Sweatshirt Reversible Sequinned Football', '0', 'Eco-baby'</text:p>
      <text:p text:style-name="P1">'10', 'boy', 'Babyhug Full Sleeves Hooded Sweatshirt - Grey ', '/assets/images/products/img16.png', '677', '12 to 18 Months, Stylish hooded neck sweatshirt for boys', '70', 'First-baby'</text:p>
      <text:p text:style-name="P1">'11', 'boy', 'Ollington St. Flutter Sleeves Top &amp; Culottes Floral Print', '/assets/images/products/img6.png', '850', 'Ollington St. is a fashion sets and suits brand that offers top and bottom as a set for kids between 2-10Y', '80', 'First-baby'</text:p>
      <text:p text:style-name="P1">'12', 'skincare', 'Babyhug Milk Protein Formula Daily Head To Toe Milky Wash - 100 ml', '/assets/images/products/img10.png', '150', 'Babyhug Milky wash is derived from natural ingredients that gently cleanse and moisturise babyies delicate skin and hair', '0', 'First-baby'</text:p>
      <text:p text:style-name="P1">'13', 'skincare', 'Babyhug is India\'s largest and most trusted baby care brand. When it comes to the needs of their little ones, countless mums', '/assets/images/products/img12.png', '100', 'Babyhug Bunny Design Shampoo Rinse Cup- Pink', '76', 'Eco-baby'</text:p>
      <text:p text:style-name="P1">'14', 'skincare', '3 to 12 Months, L 10 x B 7 x H 11 cm, Soft and durable loofah for luxurious bath time', '/assets/images/products/img13.png', '120', 'Babyhug Bath Sponge - Light Pink ', '100', 'First-cry'</text:p>
      <text:p text:style-name="P1">'15', 'skincare', 'Babyhug milky soap is derived from natural ingredients that gently cleanse and moisturize baby\'s delicate skin', '/assets/images/products/img14.png', '130', 'Babyhug Daily Rich Moisturising Milky Soap - 75 gm', '80', 'Share and Care'</text:p>
      <text:p text:style-name="P1">'16', 'skincare', 'Create a safe, relaxing environment for your baby each time you bathe them in this bath tub. Made from safe and durable material', '/assets/images/products/img15.png', '600', 'Babyhug Foldable Bathtub with Cushion - Blue Beige', '90', 'Share and Care'</text:p>
      <text:p text:style-name="P1"><text:soft-page-break/>'17', 'toy', 'Ideal Age 0 to 24 Months, A perfect new addition to your little ones collection of cars and trucks', '/assets/images/products/img19.png', '700', 'YAMAMA Bump and Go Toy Train Locomotive Engine Car with Lights and Sounds - Multicolor ', '50', 'Share and care'</text:p>
      <text:p text:style-name="P1">'18', 'toy', 'All new funny air plane model plane toy with friction power, light &amp; music dream flight for babies', '/assets/images/products/img20.png', '678', 'NEGOCIO Friction Power Airplane - Color May Vary', '65', 'Eco-Baby'</text:p>
      <text:p text:style-name="P1">'19', 'toy', 'Blaze storm soft bullet gun series has long shooting range with great fun, easy to operate, also has strong', '/assets/images/products/img21.png', '2000', 'EYESIGN Blaze Storm Soft Bullet Automatic Gun - Multicolour', '50', 'Little Laughs'</text:p>
      <text:p text:style-name="P1">'20', 'toy', 'It\'s almost every young boy\'s dream to become race car driver one day! Watch your child\'s eyes light up with amazement', '/assets/images/products/img22.png', '400', 'Rising Step 4 Function Chargeable Race Car - Blue', '78', 'Little Laughs'</text:p>
      <text:p text:style-name="P1">'21', 'toy', 'ToyMark is committed to provide genuine and best in class products in toys, baby products and gifts category', '/assets/images/products/img23.png', '800', 'ToyMark Musical Talking Tom Toy White', '60', 'Lamp-lights'</text:p>
      <text:p text:style-name="P1">'22', 'toy', 'These plush toys are very cute, you can lay them on the sofa or relax with it, very suitable for relaxing sleep', '/assets/images/products/img24.png', '700', 'Fiddlerz Mermaid Doll Height 35 cm (Colour May Vary)', '70', 'First-cry'</text:p>
      <text:p text:style-name="P1"><text:s text:c="1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0T10:23:09.472289250</meta:creation-date>
    <meta:editing-duration>PT3M41S</meta:editing-duration>
    <meta:editing-cycles>2</meta:editing-cycles>
    <meta:generator>LibreOffice/6.4.7.2$Linux_X86_64 LibreOffice_project/40$Build-2</meta:generator>
    <dc:date>2022-02-10T10:26:45.737816494</dc:date>
    <meta:document-statistic meta:table-count="0" meta:image-count="0" meta:object-count="0" meta:page-count="2" meta:paragraph-count="26" meta:word-count="735" meta:character-count="5287" meta:non-whitespace-character-count="4536"/>
  </office:meta>
</office:document-meta>
</file>